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mm"/>
    </style:style>
    <style:style style:name="co2" style:family="table-column">
      <style:table-column-properties fo:break-before="auto" style:column-width="7.37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64.68mm"/>
    </style:style>
    <style:style style:name="co5" style:family="table-column">
      <style:table-column-properties fo:break-before="auto" style:column-width="70.06mm"/>
    </style:style>
    <style:style style:name="co6" style:family="table-column">
      <style:table-column-properties fo:break-before="auto" style:column-width="69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]+[.B1]"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]+[.B2]"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]+[.B3]" office:value-type="float" office:value="2" calcext:value-type="float">
            <text:p>2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]+[.B4]" office:value-type="float" office:value="3" calcext:value-type="float">
            <text:p>3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5]+[.B5]"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6]+[.B6]" office:value-type="float" office:value="2" calcext:value-type="float">
            <text:p>2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7]+[.B7]" office:value-type="float" office:value="3" calcext:value-type="float">
            <text:p>3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8]+[.B8]" office:value-type="float" office:value="0" calcext:value-type="float">
            <text:p>0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9]+[.B9]"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10]+[.B10]"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1]+[.B11]"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12]+[.B12]"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13]+[.B13]"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4]+[.B14]" office:value-type="float" office:value="3" calcext:value-type="float">
            <text:p>3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15]+[.B15]"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16]+[.B16]"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7]+[.B17]" office:value-type="float" office:value="4" calcext:value-type="float">
            <text:p>4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18]+[.B18]"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19]+[.B19]"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0]+[.B20]"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1]+[.B21]"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22]+[.B22]" office:value-type="float" office:value="1" calcext:value-type="float">
            <text:p>1</text:p>
          </table:table-cell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3]+[.B23]"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24]+[.B24]" office:value-type="float" office:value="2" calcext:value-type="float">
            <text:p>2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5]+[.B25]"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6]+[.B26]"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27]+[.B27]"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8]+[.B28]"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29]+[.B29]"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0]+[.B30]" office:value-type="float" office:value="2" calcext:value-type="float">
            <text:p>2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1]+[.B31]"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2]+[.B32]"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3]+[.B33]"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34]+[.B34]"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5]+[.B35]"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36]+[.B36]"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37]+[.B37]" office:value-type="float" office:value="1" calcext:value-type="float">
            <text:p>1</text:p>
          </table:table-cell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38]+[.B38]" office:value-type="float" office:value="2" calcext:value-type="float">
            <text:p>2</text:p>
          </table:table-cell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39]+[.B39]"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0]+[.B40]"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1]+[.B41]" office:value-type="float" office:value="1" calcext:value-type="float">
            <text:p>1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42]+[.B42]"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3]+[.B43]" office:value-type="float" office:value="3" calcext:value-type="float">
            <text:p>3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A44]+[.B44]"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45]+[.B45]" office:value-type="float" office:value="2" calcext:value-type="float">
            <text:p>2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46]+[.B46]"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47]+[.B47]" office:value-type="float" office:value="0" calcext:value-type="float">
            <text:p>0</text:p>
          </table:table-cell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formula="of:=[.A48]+[.B48]"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49]+[.B49]" office:value-type="float" office:value="3" calcext:value-type="float">
            <text:p>3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0]+[.B50]"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1]+[.B51]"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8"/>
        </table:table-row>
        <table:table-row table:style-name="ro1">
          <table:table-cell/>
          <table:table-cell table:style-name="ce11"/>
          <table:table-cell table:formula="of:=[.A52]+[.B52]" office:value-type="float" office:value="0" calcext:value-type="float">
            <text:p>0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3]+[.B53]" office:value-type="float" office:value="4" calcext:value-type="float">
            <text:p>4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4]+[.B54]"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5]+[.B55]"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6]+[.B56]"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57]+[.B57]"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58]+[.B58]"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9]+[.B59]"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0]+[.B60]" office:value-type="float" office:value="1" calcext:value-type="float">
            <text:p>1</text:p>
          </table:table-cell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1]+[.B61]"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62]+[.B62]"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3]+[.B63]"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64]+[.B64]"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/>
          <table:table-cell table:formula="of:=[.A65]+[.B65]" office:value-type="float" office:value="1" calcext:value-type="float">
            <text:p>1</text:p>
          </table:table-cell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6]+[.B66]"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[.A67]+[.B67]" office:value-type="float" office:value="0" calcext:value-type="float">
            <text:p>0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8]+[.B68]"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9]+[.B69]"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0]+[.B70]"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1]+[.B71]"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[.A72]+[.B72]"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73]+[.B73]" office:value-type="float" office:value="4" calcext:value-type="float">
            <text:p>4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74]+[.B74]"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75]+[.B75]"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formula="of:=[.A76]+[.B76]" office:value-type="float" office:value="1" calcext:value-type="float">
            <text:p>1</text:p>
          </table:table-cell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/>
          <table:table-cell table:formula="of:=[.A77]+[.B77]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A78]+[.B78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79]+[.B79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80]+[.B80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1]+[.B81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formula="of:=[.A82]+[.B82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3]+[.B83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A84]+[.B84]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A85]+[.B85]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Alt</text:p>
          </table:table-cell>
          <table:table-cell table:style-name="Default" office:value-type="string" calcext:value-type="string">
            <text:p>Neu</text:p>
          </table:table-cell>
          <table:table-cell table:style-name="Default" office:value-type="string" calcext:value-type="string">
            <text:p>Summe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(01/2019)</text:p>
          </table:table-cell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0:27:56.11653141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5T10:30:02.762836329</dc:date>
    <meta:editing-duration>PT17H23M23S</meta:editing-duration>
    <meta:editing-cycles>58</meta:editing-cycles>
    <meta:generator>LibreOffice/6.1.4.2$Linux_X86_64 LibreOffice_project/10$Build-2</meta:generator>
    <meta:document-statistic meta:table-count="1" meta:cell-count="463" meta:object-count="0"/>
  </office:meta>
</office:document-meta>
</file>